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style:font-name="Times New Roman" fo:font-size="12pt" fo:font-style="italic" style:font-size-asian="12pt" style:font-style-asian="italic" style:font-size-complex="12pt" style:font-style-complex="italic"/>
    </style:style>
    <style:style style:name="P3" style:family="paragraph" style:parent-style-name="Text_20_body">
      <style:paragraph-properties fo:margin-left="0in" fo:margin-right="0in" fo:margin-top="0in" fo:margin-bottom="0in" fo:text-indent="0in" style:auto-text-indent="false"/>
    </style:style>
    <style:style style:name="P4" style:family="paragraph" style:parent-style-name="Normal_20__28_Web_29_">
      <style:paragraph-properties fo:margin-left="0in" fo:margin-right="0in" fo:margin-top="0in" fo:margin-bottom="0in" fo:text-indent="0in" style:auto-text-indent="false"/>
    </style:style>
    <style:style style:name="P5"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6" style:family="paragraph" style:parent-style-name="Body_20_Text_20_First_20_Indent">
      <style:paragraph-properties fo:margin-left="0in" fo:margin-right="0in" fo:text-align="center" style:justify-single-word="false" fo:text-indent="0in" style:auto-text-indent="false"/>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9" style:family="paragraph" style:parent-style-name="Standard">
      <style:paragraph-properties fo:margin-left="0in" fo:margin-right="0in" fo:margin-top="0.1945in" fo:margin-bottom="0.1945in" fo:text-indent="0in" style:auto-text-indent="false"/>
    </style:style>
    <style:style style:name="P10" style:family="paragraph" style:parent-style-name="Standard">
      <style:paragraph-properties fo:margin-left="0in" fo:margin-right="0in" fo:margin-top="0.1945in" fo:margin-bottom="0.1945in" fo:text-indent="0in" style:auto-text-indent="false"/>
      <style:text-properties fo:font-size="12pt" fo:font-style="normal" style:font-size-asian="11pt" style:font-style-asian="normal" style:font-size-complex="11pt" style:font-style-complex="normal"/>
    </style:style>
    <style:style style:name="P11" style:family="paragraph" style:parent-style-name="Standard">
      <style:paragraph-properties fo:margin-left="0in" fo:margin-right="0in" fo:margin-top="0.1945in" fo:margin-bottom="0.1945in" fo:text-indent="0in" style:auto-text-indent="false"/>
      <style:text-properties fo:font-size="12pt" fo:font-style="italic" style:font-size-asian="11pt" style:font-style-asian="italic" style:font-size-complex="11pt" style:font-style-complex="italic"/>
    </style:style>
    <style:style style:name="P12" style:family="paragraph" style:parent-style-name="Text_20_body">
      <style:paragraph-properties fo:margin-left="0in" fo:margin-right="0in" fo:text-indent="0in" style:auto-text-indent="false"/>
    </style:style>
    <style:style style:name="P13" style:family="paragraph" style:parent-style-name="Text_20_body">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P14" style:family="paragraph" style:parent-style-name="Text_20_body">
      <style:paragraph-properties fo:margin-left="0in" fo:margin-right="0in" fo:text-align="start" style:justify-single-word="false" fo:text-indent="0in" style:auto-text-indent="false"/>
    </style:style>
    <style:style style:name="P15" style:family="paragraph" style:parent-style-name="Text_20_body">
      <style:paragraph-properties fo:margin-left="0in" fo:margin-right="0in" fo:text-indent="0in" style:auto-text-indent="false"/>
      <style:text-properties fo:font-style="normal" style:font-style-asian="normal" style:font-style-complex="normal"/>
    </style:style>
    <style:style style:name="P16"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17" style:family="paragraph" style:parent-style-name="Text_20_body">
      <style:paragraph-properties fo:margin-left="0in" fo:margin-right="0in" fo:text-indent="0in" style:auto-text-indent="false"/>
      <style:text-properties fo:font-weight="bold" style:font-weight-asian="bold" style:font-weight-complex="bold"/>
    </style:style>
    <style:style style:name="P18" style:family="paragraph" style:parent-style-name="Text_20_body">
      <style:paragraph-properties fo:margin-left="0in" fo:margin-right="0in" fo:text-indent="0in"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19" style:family="paragraph" style:parent-style-name="List_20_Continue">
      <style:paragraph-properties fo:margin-left="0in" fo:margin-right="0in" fo:text-indent="0in" style:auto-text-indent="false"/>
    </style:style>
    <style:style style:name="P20" style:family="paragraph" style:parent-style-name="Normal_20__28_Web_29_">
      <style:paragraph-properties fo:margin-left="0in" fo:margin-right="0in" fo:text-indent="0in" style:auto-text-indent="false"/>
    </style:style>
    <style:style style:name="P21" style:family="paragraph" style:parent-style-name="Text_20_body">
      <style:paragraph-properties fo:margin-left="0in" fo:margin-right="0in" fo:margin-top="0in" fo:margin-bottom="0.0598in" fo:text-indent="0in" style:auto-text-indent="false"/>
    </style:style>
    <style:style style:name="P22" style:family="paragraph" style:parent-style-name="Heading_20_2">
      <style:paragraph-properties fo:margin-left="0in" fo:margin-right="0in" fo:text-indent="0in" style:auto-text-indent="false"/>
    </style:style>
    <style:style style:name="P23" style:family="paragraph" style:parent-style-name="Text_20_body">
      <style:paragraph-properties fo:margin-left="0in" fo:margin-right="0in" fo:margin-top="0in" fo:margin-bottom="0.0799in" fo:text-indent="0in" style:auto-text-indent="false"/>
    </style:style>
    <style:style style:name="P24" style:family="paragraph" style:parent-style-name="Normal_20__28_Web_29_">
      <style:paragraph-properties fo:margin-left="0in" fo:margin-right="0in" fo:margin-top="0in" fo:margin-bottom="0.0799in" fo:text-indent="0in" style:auto-text-indent="false"/>
    </style:style>
    <style:style style:name="P25"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26"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27"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28"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29" style:family="paragraph" style:parent-style-name="Standard">
      <style:paragraph-properties fo:margin-left="0in" fo:margin-right="0in" fo:margin-top="0in" fo:margin-bottom="0.0799in" fo:text-indent="0in" style:auto-text-indent="false"/>
    </style:style>
    <style:style style:name="P30" style:family="paragraph" style:parent-style-name="List_20_Continue">
      <style:paragraph-properties fo:margin-left="-0.5in" fo:margin-right="0in" fo:text-indent="0in" style:auto-text-indent="false"/>
    </style:style>
    <style:style style:name="P31" style:family="paragraph" style:parent-style-name="Standard">
      <style:paragraph-properties fo:margin-left="-0.5in" fo:margin-right="0in" fo:text-indent="0in" style:auto-text-indent="false"/>
    </style:style>
    <style:style style:name="P32" style:family="paragraph" style:parent-style-name="Text_20_body">
      <style:paragraph-properties fo:margin-left="1in" fo:margin-right="0in" fo:margin-top="0in" fo:margin-bottom="0in" fo:text-indent="0in" style:auto-text-indent="false"/>
    </style:style>
    <style:style style:name="P33"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34" style:family="paragraph" style:parent-style-name="Text_20_body">
      <style:paragraph-properties fo:margin-left="0.5in" fo:margin-right="0in" fo:text-indent="0in" style:auto-text-indent="false"/>
      <style:text-properties fo:font-style="italic" style:font-style-asian="italic"/>
    </style:style>
    <style:style style:name="P35" style:family="paragraph" style:parent-style-name="Text_20_body">
      <style:paragraph-properties fo:margin-left="0.5in" fo:margin-right="0in" fo:text-indent="0in" style:auto-text-indent="false"/>
      <style:text-properties fo:font-style="italic" style:font-style-asian="italic" style:font-style-complex="italic"/>
    </style:style>
    <style:style style:name="P36" style:family="paragraph" style:parent-style-name="Text_20_body">
      <style:paragraph-properties fo:margin-left="0.5in" fo:margin-right="0in" fo:text-indent="0in" style:auto-text-indent="false"/>
      <style:text-properties fo:font-style="italic" fo:font-weight="bold" style:font-style-asian="italic" style:font-weight-asian="bold" style:font-weight-complex="bold"/>
    </style:style>
    <style:style style:name="P37"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38"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39"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40"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41"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42"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43" style:family="paragraph" style:parent-style-name="Standard">
      <style:paragraph-properties fo:margin-left="0.5in" fo:margin-right="0in" fo:margin-top="0.1945in" fo:margin-bottom="0.1945in" fo:text-indent="0in" style:auto-text-indent="false"/>
      <style:text-properties fo:font-size="12pt" fo:font-style="italic" fo:font-weight="bold" style:font-size-asian="11pt" style:font-style-asian="italic" style:font-weight-asian="bold" style:font-size-complex="11pt" style:font-weight-complex="bold"/>
    </style:style>
    <style:style style:name="P44"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45" style:family="paragraph" style:parent-style-name="Standard">
      <style:paragraph-properties fo:margin-left="0.5in" fo:margin-right="0in" fo:margin-top="0in" fo:margin-bottom="0.0799in" fo:text-indent="0in" style:auto-text-indent="false"/>
    </style:style>
    <style:style style:name="P46" style:family="paragraph" style:parent-style-name="Date">
      <style:paragraph-properties fo:margin-left="2.5in" fo:margin-right="0in" fo:text-indent="0in" style:auto-text-indent="false"/>
    </style:style>
    <style:style style:name="P47" style:family="paragraph" style:parent-style-name="List_20_Number_20_4">
      <style:paragraph-properties fo:margin-left="-1in" fo:margin-right="0in" fo:text-indent="0in" style:auto-text-indent="false"/>
    </style:style>
    <style:style style:name="P48" style:family="paragraph" style:parent-style-name="Text_20_body">
      <style:paragraph-properties fo:margin-left="-1in" fo:margin-right="0in" fo:text-indent="0in" style:auto-text-indent="false"/>
    </style:style>
    <style:style style:name="P49" style:family="paragraph" style:parent-style-name="Heading_20_2">
      <style:paragraph-properties fo:margin-left="0.0083in" fo:margin-right="0in" fo:text-indent="0in" style:auto-text-indent="false"/>
    </style:style>
    <style:style style:name="P50" style:family="paragraph" style:parent-style-name="Normal_20__28_Web_29_">
      <style:paragraph-properties fo:margin-left="0in" fo:margin-right="0in" fo:margin-top="0in" fo:margin-bottom="0in" fo:text-indent="0.5in" style:auto-text-indent="false"/>
      <style:text-properties fo:font-style="italic" style:font-style-asian="italic"/>
    </style:style>
    <style:style style:name="P51" style:family="paragraph" style:parent-style-name="Normal_20__28_Web_29_">
      <style:paragraph-properties fo:margin-left="0in" fo:margin-right="0in" fo:margin-top="0in" fo:margin-bottom="0in" fo:text-indent="0.5in" style:auto-text-indent="false"/>
      <style:text-properties fo:font-style="italic" fo:font-weight="bold" style:font-style-asian="italic" style:font-weight-asian="bold" style:font-weight-complex="bold"/>
    </style:style>
    <style:style style:name="P52" style:family="paragraph" style:parent-style-name="Heading_20_2">
      <style:text-properties style:font-name="Times New Roman"/>
    </style:style>
    <style:style style:name="P53" style:family="paragraph" style:parent-style-name="Text_20_body">
      <style:text-properties fo:font-size="12pt" fo:font-style="normal" style:font-size-asian="12pt" style:font-style-asian="normal" style:font-size-complex="12pt" style:font-style-complex="normal"/>
    </style:style>
    <style:style style:name="P54" style:family="paragraph" style:parent-style-name="Text_20_body">
      <style:text-properties fo:font-size="10.5pt" fo:font-style="italic" style:font-style-asian="italic" style:font-style-complex="italic"/>
    </style:style>
    <style:style style:name="P55" style:family="paragraph" style:parent-style-name="Text_20_body">
      <style:text-properties fo:font-style="normal" fo:font-weight="normal" style:font-style-asian="normal" style:font-weight-asian="normal" style:font-style-complex="normal" style:font-weight-complex="normal"/>
    </style:style>
    <style:style style:name="P56" style:family="paragraph" style:parent-style-name="Text_20_body">
      <style:text-properties style:font-name="TimesNewRomanPSMT" fo:font-size="12pt" style:font-name-asian="TimesNewRomanPSMT" style:font-size-asian="12pt" style:font-name-complex="TimesNewRomanPSMT" style:font-size-complex="12pt"/>
    </style:style>
    <style:style style:name="P57" style:family="paragraph" style:parent-style-name="Standard">
      <style:paragraph-properties fo:margin-top="0in" fo:margin-bottom="0.0799in"/>
    </style:style>
    <style:style style:name="P58" style:family="paragraph" style:parent-style-name="Standard">
      <style:paragraph-properties fo:margin-top="0in" fo:margin-bottom="0.0799in"/>
      <style:text-properties fo:color="#000000"/>
    </style:style>
    <style:style style:name="P59" style:family="paragraph" style:parent-style-name="Standard">
      <style:paragraph-properties fo:margin-top="0in" fo:margin-bottom="0.0799in"/>
      <style:text-properties fo:color="#000000" fo:font-weight="normal" style:font-weight-asian="normal" style:font-weight-complex="normal"/>
    </style:style>
    <style:style style:name="P60" style:family="paragraph" style:parent-style-name="Standard">
      <style:paragraph-properties fo:margin-top="0in" fo:margin-bottom="0.0799in"/>
      <style:text-properties fo:color="#000000" fo:font-style="italic" style:font-style-asian="italic" style:font-style-complex="italic"/>
    </style:style>
    <style:style style:name="P61" style:family="paragraph" style:parent-style-name="Standard">
      <style:paragraph-properties fo:margin-left="-0.5in" fo:margin-right="0in" fo:margin-top="0.1945in" fo:margin-bottom="0.1945in" fo:text-indent="0.5in" style:auto-text-indent="false"/>
    </style:style>
    <style:style style:name="P62"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63"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64" style:family="paragraph" style:parent-style-name="Contents_20_2">
      <style:paragraph-properties>
        <style:tab-stops>
          <style:tab-stop style:position="5.5252in" style:type="right" style:leader-style="dotted" style:leader-text="."/>
        </style:tab-stops>
      </style:paragraph-properties>
    </style:style>
    <style:style style:name="P65" style:family="paragraph" style:parent-style-name="Contents_20_3">
      <style:paragraph-properties>
        <style:tab-stops>
          <style:tab-stop style:position="5.3583in" style:type="right" style:leader-style="dotted" style:leader-text="."/>
        </style:tab-stops>
      </style:paragraph-properties>
    </style:style>
    <style:style style:name="P66" style:family="paragraph" style:parent-style-name="Standard" style:list-style-name="L1">
      <style:paragraph-properties fo:margin-left="0in" fo:margin-right="0in" fo:margin-top="0in" fo:margin-bottom="0.0799in" fo:text-indent="0in" style:auto-text-indent="false"/>
    </style:style>
    <style:style style:name="P67" style:family="paragraph" style:parent-style-name="Standard" style:list-style-name="L1">
      <style:paragraph-properties fo:margin-left="0in" fo:margin-right="0in" fo:margin-top="0in" fo:margin-bottom="0.0799in" fo:text-indent="0in" style:auto-text-indent="false"/>
    </style:style>
    <style:style style:name="P68" style:family="paragraph" style:parent-style-name="Standard" style:list-style-name="L1">
      <style:paragraph-properties fo:margin-left="0in" fo:margin-right="0in" fo:margin-top="0in" fo:margin-bottom="0.0799in" fo:text-indent="0in" style:auto-text-indent="false"/>
    </style:style>
    <style:style style:name="P69" style:family="paragraph" style:parent-style-name="Standard" style:list-style-name="L1">
      <style:paragraph-properties fo:margin-left="0in" fo:margin-right="0in" fo:margin-top="0in" fo:margin-bottom="0.0799in" fo:text-indent="0in" style:auto-text-indent="false"/>
    </style:style>
    <style:style style:name="P70" style:family="paragraph" style:parent-style-name="Standard" style:list-style-name="L2">
      <style:paragraph-properties fo:margin-left="0.5in" fo:margin-right="0in" fo:margin-top="0in" fo:margin-bottom="0.0799in" fo:text-indent="0in" style:auto-text-indent="false"/>
    </style:style>
    <style:style style:name="P71" style:family="paragraph" style:parent-style-name="Standard" style:list-style-name="L2">
      <style:paragraph-properties fo:margin-left="0.5in" fo:margin-right="0in" fo:margin-top="0in" fo:margin-bottom="0.0799in" fo:text-indent="0in" style:auto-text-indent="false"/>
    </style:style>
    <style:style style:name="P72" style:family="paragraph" style:parent-style-name="Text_20_body" style:list-style-name="WW8Num18">
      <style:paragraph-properties fo:margin-left="-1in" fo:margin-right="0in" fo:margin-top="0in" fo:margin-bottom="0.0799in" fo:text-indent="0in" style:auto-text-indent="false"/>
    </style:style>
    <style:style style:name="P73"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74" style:family="paragraph" style:parent-style-name="Text_20_body" style:list-style-name="WW8Num33">
      <style:paragraph-properties fo:margin-left="-0.5in" fo:margin-right="0in" fo:text-indent="0in" style:auto-text-indent="false"/>
    </style:style>
    <style:style style:name="P75" style:family="paragraph" style:parent-style-name="Text_20_body" style:list-style-name="WW8Num33">
      <style:paragraph-properties fo:margin-left="-0.5in" fo:margin-right="0in" fo:text-indent="0in" style:auto-text-indent="false"/>
    </style:style>
    <style:style style:name="P76" style:family="paragraph" style:parent-style-name="Text_20_body" style:list-style-name="WW8Num33">
      <style:paragraph-properties fo:margin-left="0in" fo:margin-right="0in" fo:text-indent="0in" style:auto-text-indent="false"/>
    </style:style>
    <style:style style:name="P77" style:family="paragraph" style:parent-style-name="Text_20_body" style:list-style-name="L3">
      <style:paragraph-properties fo:margin-left="0.5in" fo:margin-right="0in" fo:margin-top="0in" fo:margin-bottom="0in" fo:text-indent="0in" style:auto-text-indent="false"/>
    </style:style>
    <style:style style:name="P78" style:family="paragraph" style:parent-style-name="Text_20_body" style:list-style-name="L3">
      <style:paragraph-properties fo:margin-left="0.5in" fo:margin-right="0in" fo:margin-top="0in" fo:margin-bottom="0in" fo:text-indent="0in" style:auto-text-indent="false"/>
    </style:style>
    <style:style style:name="P79" style:family="paragraph" style:parent-style-name="Text_20_body" style:list-style-name="L3">
      <style:paragraph-properties fo:margin-left="0.5in" fo:margin-right="0in" fo:margin-top="0in" fo:margin-bottom="0in" fo:text-indent="0in" style:auto-text-indent="false"/>
    </style:style>
    <style:style style:name="P80" style:family="paragraph" style:parent-style-name="Text_20_body" style:list-style-name="L3">
      <style:paragraph-properties fo:margin-left="0.5in" fo:margin-right="0in" fo:margin-top="0in" fo:margin-bottom="0in" fo:text-indent="0in" style:auto-text-indent="false"/>
    </style:style>
    <style:style style:name="P81" style:family="paragraph" style:parent-style-name="Text_20_body" style:list-style-name="L3">
      <style:paragraph-properties fo:margin-left="1in" fo:margin-right="0in" fo:margin-top="0in" fo:margin-bottom="0in" fo:text-indent="0in" style:auto-text-indent="false"/>
    </style:style>
    <style:style style:name="P82" style:family="paragraph" style:parent-style-name="Text_20_body" style:list-style-name="L3">
      <style:paragraph-properties fo:margin-left="1in" fo:margin-right="0in" fo:margin-top="0in" fo:margin-bottom="0in" fo:text-indent="0in" style:auto-text-indent="false"/>
    </style:style>
    <style:style style:name="P83" style:family="paragraph" style:parent-style-name="Text_20_body" style:list-style-name="L3">
      <style:paragraph-properties fo:margin-left="1in" fo:margin-right="0in" fo:margin-top="0in" fo:margin-bottom="0in" fo:text-indent="0in" style:auto-text-indent="false"/>
    </style:style>
    <style:style style:name="P84" style:family="paragraph" style:parent-style-name="Text_20_body" style:list-style-name="L3">
      <style:paragraph-properties fo:margin-left="1in" fo:margin-right="0in" fo:margin-top="0in" fo:margin-bottom="0in" fo:text-indent="0in" style:auto-text-indent="false"/>
    </style:style>
    <style:style style:name="P85" style:family="paragraph" style:parent-style-name="Text_20_body" style:list-style-name="L3">
      <style:paragraph-properties fo:margin-left="1in" fo:margin-right="0in" fo:margin-top="0in" fo:margin-bottom="0in" fo:text-indent="0in" style:auto-text-indent="false"/>
    </style:style>
    <style:style style:name="P86" style:family="paragraph" style:parent-style-name="Text_20_body" style:list-style-name="L3">
      <style:paragraph-properties fo:margin-left="1in" fo:margin-right="0in" fo:margin-top="0in" fo:margin-bottom="0in" fo:text-indent="0in" style:auto-text-indent="false"/>
    </style:style>
    <style:style style:name="P87" style:family="paragraph" style:parent-style-name="Text_20_body" style:list-style-name="L3">
      <style:paragraph-properties fo:margin-left="1in" fo:margin-right="0in" fo:text-indent="0in" style:auto-text-indent="false"/>
    </style:style>
    <style:style style:name="P88" style:family="paragraph" style:parent-style-name="List" style:list-style-name="WW8Num24">
      <style:paragraph-properties fo:margin-left="-0.5in" fo:margin-right="0in" fo:text-indent="-0.25in" style:auto-text-indent="false"/>
    </style:style>
    <style:style style:name="P89" style:family="paragraph" style:parent-style-name="List" style:list-style-name="WW8Num24">
      <style:paragraph-properties fo:margin-left="-0.5in" fo:margin-right="0in" fo:text-indent="-0.25in" style:auto-text-indent="false"/>
    </style:style>
    <style:style style:name="P90" style:family="paragraph" style:parent-style-name="List" style:list-style-name="WW8Num24">
      <style:paragraph-properties fo:margin-left="-0.5in" fo:margin-right="0in" fo:text-indent="-0.25in" style:auto-text-indent="false"/>
    </style:style>
    <style:style style:name="P91" style:family="paragraph" style:parent-style-name="List" style:list-style-name="WW8Num24">
      <style:paragraph-properties fo:margin-left="-0.5in" fo:margin-right="0in" fo:margin-top="0in" fo:margin-bottom="0.0799in" fo:text-indent="-0.25in" style:auto-text-indent="false"/>
    </style:style>
    <style:style style:name="P92"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93"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94"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95"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96"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9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9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99" style:family="paragraph" style:parent-style-name="List_20_Number" style:list-style-name="L4">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00" style:family="paragraph" style:parent-style-name="List_20_Number" style:list-style-name="L4">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01" style:family="paragraph" style:parent-style-name="List_20_Continue" style:list-style-name="L1">
      <style:paragraph-properties fo:margin-left="0in" fo:margin-right="0in" fo:margin-top="0in" fo:margin-bottom="0.0799in" fo:text-indent="0in" style:auto-text-indent="false"/>
    </style:style>
    <style:style style:name="P102" style:family="paragraph" style:parent-style-name="List_20_Number_20_4">
      <style:paragraph-properties fo:margin-left="0in" fo:margin-right="0in" fo:text-indent="0in" style:auto-text-indent="false"/>
    </style:style>
    <style:style style:name="P103" style:family="paragraph" style:parent-style-name="List_20_Number_20_4">
      <style:paragraph-properties fo:margin-left="0in" fo:margin-right="0in" fo:text-indent="0in"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style:font-style-asian="italic" style:font-weight-asian="bold"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style:font-style-asian="italic" style:font-style-complex="italic"/>
    </style:style>
    <style:style style:name="T9" style:family="text">
      <style:text-properties fo:font-size="11pt" fo:font-style="italic" style:font-size-asian="11pt" style:font-style-asian="italic" style:font-size-complex="11pt"/>
    </style:style>
    <style:style style:name="T10" style:family="text">
      <style:text-properties fo:font-size="11pt" fo:font-style="italic" style:font-size-asian="11pt" style:font-style-asian="italic" style:font-size-complex="11pt" style:font-style-complex="italic"/>
    </style:style>
    <style:style style:name="T11" style:family="text">
      <style:text-properties fo:font-size="11pt" fo:font-style="italic" fo:font-weight="bold" style:font-size-asian="11pt" style:font-style-asian="italic" style:font-weight-asian="bold" style:font-size-complex="11pt" style:font-style-complex="italic" style:font-weight-complex="bold"/>
    </style:style>
    <style:style style:name="T12" style:family="text">
      <style:text-properties fo:font-size="11pt" fo:font-style="italic" fo:font-weight="bold" style:font-size-asian="11pt" style:font-style-asian="italic" style:font-weight-asian="bold" style:font-size-complex="11pt" style:font-weight-complex="bold"/>
    </style:style>
    <style:style style:name="T13" style:family="text">
      <style:text-properties style:text-underline-style="solid" style:text-underline-width="auto" style:text-underline-color="font-color"/>
    </style:style>
    <style:style style:name="T14" style:family="text">
      <style:text-properties fo:color="#ff0000"/>
    </style:style>
    <style:style style:name="T15" style:family="text">
      <style:text-properties fo:font-style="normal" style:font-style-asian="normal" style:font-style-complex="normal"/>
    </style:style>
    <style:style style:name="T16" style:family="text">
      <style:text-properties fo:font-style="normal" fo:font-weight="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style:font-weight-asian="bold" style:font-weight-complex="bold"/>
    </style:style>
    <style:style style:name="T19" style:family="text">
      <style:text-properties fo:color="#000000"/>
    </style:style>
    <style:style style:name="T20" style:family="text">
      <style:text-properties fo:color="#000000" fo:font-weight="bold" style:font-weight-asian="bold" style:font-weight-complex="bold"/>
    </style:style>
    <style:style style:name="T21" style:family="text">
      <style:text-properties fo:color="#000000" fo:font-style="italic" fo:font-weight="normal"/>
    </style:style>
    <style:style style:name="T22" style:family="text">
      <style:text-properties fo:color="#000000" fo:font-style="italic" fo:font-weight="bold" style:font-style-asian="italic" style:font-weight-asian="bold" style:font-style-complex="italic" style:font-weight-complex="bold"/>
    </style:style>
    <style:style style:name="T23" style:family="text">
      <style:text-properties fo:color="#000000" fo:font-style="normal" style:font-style-asian="normal" style:font-style-complex="normal"/>
    </style:style>
    <style:style style:name="T24" style:family="text">
      <style:text-properties fo:color="#000000" fo:font-style="normal" fo:font-weight="bold" style:font-style-asian="normal" style:font-weight-asian="bold" style:font-style-complex="normal" style:font-weight-complex="bold"/>
    </style:style>
    <style:style style:name="T25" style:family="text">
      <style:text-properties fo:color="#000000" fo:font-style="normal" fo:font-weight="normal" style:font-style-asian="normal" style:font-weight-asian="normal" style:font-style-complex="normal" style:font-weight-complex="normal"/>
    </style:style>
    <style:style style:name="T26" style:family="text">
      <style:text-properties fo:color="#000000" fo:font-size="10.5pt" fo:font-style="italic" style:font-style-asian="italic" style:font-style-complex="italic"/>
    </style:style>
    <style:style style:name="T27" style:family="text">
      <style:text-properties fo:color="#000000" fo:font-size="10.5pt" fo:font-style="italic" fo:font-weight="normal" style:font-style-asian="italic" style:font-style-complex="italic"/>
    </style:style>
    <style:style style:name="T28" style:family="text">
      <style:text-properties fo:color="#000000" style:font-name="Times New Roman" fo:font-size="14pt" style:font-size-asian="14pt" style:font-size-complex="14pt"/>
    </style:style>
    <style:style style:name="T29" style:family="text">
      <style:text-properties fo:color="#000000" style:font-name="Times New Roman" fo:font-style="normal" fo:font-weight="normal" style:font-style-asian="normal" style:font-weight-asian="normal" style:font-style-complex="normal" style:font-weight-complex="normal"/>
    </style:style>
    <style:style style:name="T30" style:family="text">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31" style:family="text">
      <style:text-properties fo:color="#000000" style:font-name="Times New Roman" fo:font-size="16pt" fo:font-style="normal" fo:font-weight="bold" style:font-style-asian="normal" style:font-weight-asian="normal" style:font-name-complex="Times New Roman" style:font-style-complex="normal" style:font-weight-complex="normal"/>
    </style:style>
    <style:style style:name="T32" style:family="text">
      <style:text-properties fo:color="#000000" style:font-name="Arial" fo:font-style="normal" fo:font-weight="bold" style:font-style-asian="normal" style:font-weight-asian="bold" style:font-style-complex="normal" style:font-weight-complex="bold"/>
    </style:style>
    <style:style style:name="T33" style:family="text">
      <style:text-properties style:font-name="Helv" fo:font-size="10pt" fo:font-style="italic" style:font-size-asian="10pt" style:font-style-asian="italic" style:font-name-complex="Helv" style:font-size-complex="10pt"/>
    </style:style>
    <style:style style:name="T34" style:family="text">
      <style:text-properties style:font-name="Helv" fo:font-size="10pt" fo:language="da" fo:country="DK" fo:font-style="italic" style:font-size-asian="10pt" style:font-style-asian="italic" style:font-name-complex="Helv" style:font-size-complex="10pt"/>
    </style:style>
    <style:style style:name="T35" style:family="text">
      <style:text-properties fo:font-size="12pt" fo:font-style="normal" style:font-size-asian="12pt" style:font-style-asian="normal" style:font-size-complex="12pt" style:font-style-complex="normal"/>
    </style:style>
    <style:style style:name="T36" style:family="text">
      <style:text-properties fo:font-size="12pt" fo:font-style="normal" fo:font-weight="bold" style:font-size-asian="12pt" style:font-style-asian="normal" style:font-weight-asian="bold" style:font-size-complex="12pt" style:font-style-complex="normal" style:font-weight-complex="bold"/>
    </style:style>
    <style:style style:name="T37" style:family="text">
      <style:text-properties fo:font-size="12pt" fo:font-style="italic" style:font-size-asian="12pt" style:font-style-asian="italic" style:font-size-complex="12pt" style:font-style-complex="italic"/>
    </style:style>
    <style:style style:name="T38" style:family="text">
      <style:text-properties fo:font-size="12pt" style:font-size-asian="12pt" style:font-size-complex="12pt"/>
    </style:style>
    <style:style style:name="T39" style:family="text">
      <style:text-properties style:text-underline-style="none"/>
    </style:style>
    <style:style style:name="T40" style:family="text">
      <style:text-properties fo:font-size="10.5pt"/>
    </style:style>
    <style:style style:name="T41" style:family="text">
      <style:text-properties fo:font-size="10.5pt" fo:font-style="italic" style:font-style-asian="italic" style:font-style-complex="italic"/>
    </style:style>
    <style:style style:name="T42" style:family="text">
      <style:text-properties fo:font-weight="normal" style:font-weight-asian="normal" style:font-weight-complex="normal"/>
    </style:style>
    <style:style style:name="T43" style:family="text">
      <style:text-properties fo:color="#2300dc" style:font-name="Times New Roman" fo:font-size="12pt" fo:font-style="normal" fo:font-weight="bold" style:font-size-asian="12pt" style:font-style-asian="normal" style:font-weight-asian="normal" style:font-name-complex="Times New Roman" style:font-size-complex="12pt" style:font-style-complex="normal" style:font-weight-complex="normal"/>
    </style:style>
    <style:style style:name="T44" style:family="text">
      <style:text-properties fo:font-size="14pt" style:font-size-asian="14pt" style:font-size-complex="14pt"/>
    </style:style>
    <style:style style:name="T45" style:family="text">
      <style:text-properties style:font-name="TimesNewRomanPSMT" fo:font-size="12pt" style:font-name-asian="TimesNewRomanPSMT" style:font-size-asian="12pt" style:font-name-complex="TimesNewRomanPSMT" style:font-size-complex="12pt"/>
    </style:style>
    <style:style style:name="T46" style:family="text">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47" style:family="text">
      <style:text-properties style:font-name="TimesNewRomanPSMT" fo:font-size="11p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xCAT 2 on AIX</text:p>
      <text:p text:style-name="P5">Installing AIX standalone nodes </text:p>
      <text:p text:style-name="P6">(using standard NIM rte method)</text:p>
      <text:p text:style-name="P46">Date: 4/20/2009</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20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63"><text:a xlink:type="simple" xlink:href="#1. Overview|outline">1.0 <text:s/>Overview<text:tab/>1</text:a></text:p>
          <text:p text:style-name="P63"><text:a xlink:type="simple" xlink:href="#2.Installing AIX nodes (using standard NIM rte method)|outline">2.0 Installing AIX nodes (using standard NIM rte method)<text:tab/>2</text:a></text:p>
          <text:p text:style-name="P64"><text:a xlink:type="simple" xlink:href="#2.1.Create an operating system image|outline">2.1 Create an operating system image<text:tab/>2</text:a></text:p>
          <text:p text:style-name="P64"><text:a xlink:type="simple" xlink:href="#2.2.Add SSH and requisite software (optional)|outline">2.2 Add SSH and requisite software (optional)<text:tab/>4</text:a></text:p>
          <text:p text:style-name="P64"><text:a xlink:type="simple" xlink:href="#2.3.Define xCAT networks|outline">2.3 Define xCAT networks<text:tab/>5</text:a></text:p>
          <text:p text:style-name="P64"><text:a xlink:type="simple" xlink:href="#2.4.Create additional NIM network definitions (optional)  |outline">2.4 Create additional NIM network definitions (optional) <text:s/><text:tab/>5</text:a></text:p>
          <text:p text:style-name="P64"><text:a xlink:type="simple" xlink:href="#2.5.Define the HMC as an xCAT node|outline">2.5 Define the HMC as an xCAT node<text:tab/>6</text:a></text:p>
          <text:p text:style-name="P64"><text:a xlink:type="simple" xlink:href="#2.6.Discover the LPARs managed by the HMC|outline">2.6 Discover the LPARs managed by the HMC<text:tab/>6</text:a></text:p>
          <text:p text:style-name="P64"><text:a xlink:type="simple" xlink:href="#2.7.Define xCAT cluster nodes|outline">2.7 Define xCAT cluster nodes<text:tab/>8</text:a></text:p>
          <text:p text:style-name="P64"><text:a xlink:type="simple" xlink:href="#2.8.Define xCAT groups (optional)|outline">2.8 Define xCAT groups (optional)<text:tab/>8</text:a></text:p>
          <text:p text:style-name="P64"><text:a xlink:type="simple" xlink:href="#2.9. Set up customization scripts (optional)|outline">2.9 <text:s/>Set up customization scripts (optional)<text:tab/>8</text:a></text:p>
          <text:p text:style-name="P65"><text:a xlink:type="simple" xlink:href="#2.9.1.  Add NTP setup script (optional)|outline">2.9.1 <text:s text:c="2"/>Add NTP setup script (optional)<text:tab/>9</text:a></text:p>
          <text:p text:style-name="P65"><text:a xlink:type="simple" xlink:href="#2.9.2. Add secondary adapter configuration script|outline">2.9.2 <text:s/>Add secondary adapter configuration script<text:tab/>9</text:a></text:p>
          <text:p text:style-name="P64"><text:a xlink:type="simple" xlink:href="#2.10.Gather MAC information for the install adapters.|outline">2.10 Gather MAC information for the install adapters.<text:tab/>10</text:a></text:p>
          <text:p text:style-name="P64"><text:a xlink:type="simple" xlink:href="#2.11.Create NIM client &amp; group definitions|outline">2.11 Create NIM client &amp; group definitions<text:tab/>11</text:a></text:p>
          <text:p text:style-name="P64"><text:a xlink:type="simple" xlink:href="#2.12.Initialize the AIX/NIM  nodes|outline">2.12 Initialize the AIX/NIM <text:s/>nodes<text:tab/>11</text:a></text:p>
          <text:p text:style-name="P64"><text:a xlink:type="simple" xlink:href="#2.13.Open a remote console (optional)|outline">2.13 Open a remote console (optional)<text:tab/>12</text:a></text:p>
          <text:p text:style-name="P64"><text:a xlink:type="simple" xlink:href="#2.14.Initiate a network boot|outline">2.14 Initiate a network boot<text:tab/>12</text:a></text:p>
          <text:p text:style-name="P64"><text:a xlink:type="simple" xlink:href="#2.15.Verify the deployment|outline">2.15 Verify the deployment<text:tab/>12</text:a></text:p>
          <text:p text:style-name="P63"><text:a xlink:type="simple" xlink:href="#3.Cleanup|outline">3.0 Cleanup<text:tab/>13</text:a></text:p>
          <text:p text:style-name="P64"><text:a xlink:type="simple" xlink:href="#3.1.Removing NIM machine definitions|outline">3.1 Removing NIM machine definitions<text:tab/>13</text:a></text:p>
          <text:p text:style-name="P64"><text:a xlink:type="simple" xlink:href="#3.2.Removing NIM resources |outline">3.2 Removing NIM resources <text:tab/>13</text:a></text:p>
        </text:index-body>
      </text:table-of-content>
      <text:p text:style-name="P1"/>
      <text:h text:style-name="Heading_20_1" text:outline-level="1"><text:s/>Overview</text:h>
      <text:p text:style-name="Standard"/>
      <text:p text:style-name="P29">This “How-To” illustrates how AIX “standalone” machines may be installed using the NIM “rte” method.</text:p>
      <text:p text:style-name="P29">The process uses xCAT features to automatically run the necessary NIM commands. <text:s text:c="2"/></text:p>
      <text:list text:style-name="WW8Num18">
        <text:list-item>
          <text:list>
            <text:list-header>
              <text:p text:style-name="P72">NIM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23">The process described below is one basic set of steps that may be used to install an AIX standalone node using the NIM “rte” installation method and is not meant to be a comprehensive guide of all the available NIM options. </text:p>
      <text:p text:style-name="P59"><text:soft-page-break/>Before starting this process it is assumed you have completed the following.</text:p>
      <text:list text:style-name="WW8Num24">
        <text:list-item>
          <text:p text:style-name="P88">An AIX system has been installed to use as an xCAT management node.</text:p>
        </text:list-item>
        <text:list-item>
          <text:p text:style-name="P88">The cluster network is configured. (The Ethernet network that will be used to perform the network boot of the nodes.)</text:p>
        </text:list-item>
        <text:list-item>
          <text:p text:style-name="P88">xCAT and prerequisite software has been installed and configured on the management node.</text:p>
        </text:list-item>
        <text:list-item>
          <text:p text:style-name="P91">Any logical partitions that will be used have already been created using the HMC interfaces. <text:s/></text:p>
        </text:list-item>
      </text:list>
      <text:h text:style-name="Heading_20_1" text:outline-level="1">Installing AIX nodes (<text:span text:style-name="T20">using standard NIM rte method)</text:span></text:h>
      <text:h text:style-name="Heading_20_2" text:outline-level="2">Create an operating system image</text:h>
      <text:p text:style-name="Standard"/>
      <text:p text:style-name="P12">Use the xCAT <text:span text:style-name="T2">mknimimage</text:span> command to create an xCAT <text:span text:style-name="T4">osimage</text:span> definition as well as the required NIM installation resources.</text:p>
      <text:p text:style-name="P12">An xCAT <text:span text:style-name="T4">osimage</text:span> definition is used to keep track of a unique operating system image and how it will be deployed. <text:s/></text:p>
      <text:p text:style-name="P12">In order to use NIM to perform a remote network boot of a cluster node the NIM software must be installed, <text:s/>NIM must be configured, and some basic NIM resources must be created.</text:p>
      <text:p text:style-name="P12">The <text:span text:style-name="T2">mknimimage</text:span> will handle all the NIM setup as well as the creation of the xCAT <text:span text:style-name="T4">osimage</text:span> definition. <text:s/>It will not attempt to reinstall or reconfigure NIM if that process has already been completed. <text:s/>See the <text:span text:style-name="T2">mknimimage man</text:span> page for additional details.</text:p>
      <text:p text:style-name="P12"><text:span text:style-name="T2">Note:</text:span> If you wish to install and configure NIM manually you can run the AIX <text:span text:style-name="T2">nim_master_setup</text:span> command (Ex. “<text:span text:style-name="T4">nim_master_setup -a mk_resource=no -a device=&lt;source directory&gt;</text:span>"). </text:p>
      <text:p text:style-name="P12">By default, the <text:span text:style-name="T2">mknimimage</text:span> command will create the NIM resources in subdirectories of <text:s/>/install. <text:s text:c="2"/>Some of the NIM resources are quite large (1-2G) so it may be necessary to increase the files size limit. </text:p>
      <text:p text:style-name="P12">For example, to set the file size limit to “unlimited” for the user “root” you could run the following command.</text:p>
      <text:p text:style-name="P12"><text:tab/><text:span text:style-name="T5">/usr/bin/chuser fsize=-1 root</text:span></text:p>
      <text:p text:style-name="P12">When you run the <text:span text:style-name="T2">mknimimage</text:span> command you must provide a source directory for the required software. <text:s/>For the initial setup this is typically the product media (ex. /dev/cd0) but it could also be the name of an existing NIM <text:span text:style-name="T4">lpp_source</text:span> resource. </text:p>
      <text:p text:style-name="P12">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12">For example, <text:s/>to create an <text:span text:style-name="T4">osimage</text:span> named “610image” and the required NIM resources you could run the following command.</text:p>
      <text:p text:style-name="P12"><text:soft-page-break/><text:tab/><text:span text:style-name="T5">mknimimage -s /dev/cd0 610image</text:span></text:p>
      <text:p text:style-name="P15">(Creating the NIM resources could take a while!)</text:p>
      <text:p text:style-name="P12">By default the command will create NIM <text:span text:style-name="T4">lpp_source</text:span>, <text:span text:style-name="T4">spot</text:span>, and <text:span text:style-name="T4">bosinst_data</text:span> resources. <text:s/>You can also specify alternate or additional resources on the command line using the “attr=value” option, (“&lt;nim resource type&gt;=&lt;resource name&gt;”). <text:s/></text:p>
      <text:p text:style-name="P12">For example:</text:p>
      <text:p text:style-name="P12"><text:tab/><text:span text:style-name="T7">mknimimage -s /dev/cd0 610image resolv_conf=my_resolv_conf</text:span></text:p>
      <text:p text:style-name="P12"><text:span text:style-name="T2">Any additional NIM resources specified on the command line must be previously created using NIM interfaces. </text:span><text:s/>(Which means NIM must already have been configured previously. )</text:p>
      <text:p text:style-name="P15"><text:span text:style-name="T2">Note</text:span>: <text:s text:c="2"/>Another alternative is to run <text:span text:style-name="T2">mknimimage</text:span> without the additional resources and then simply add them to the xCAT <text:span text:style-name="T4">osimage</text:span> definition later. <text:s/>You can add or change the <text:span text:style-name="T4">osimage</text:span> definition at any time. <text:s/>When you initialize and install the nodes xCAT will use whatever resources are specified in the <text:span text:style-name="T4">osimage</text:span> definition.</text:p>
      <text:p text:style-name="P12">When the command completes it will display the <text:span text:style-name="T4">osimage</text:span> definition which will contain the names of all the NIM resources that were created. <text:s/>The naming convention for the NIM resources that are created is the <text:span text:style-name="T4">osimage</text:span> name followed by the NIM resource type, (ex. “ <text:span text:style-name="T4">610image_lpp_source</text:span><text:span text:style-name="T15">”), except for the SPOT name. <text:s/>The default name for the SPOT resource will be the same as the </text:span><text:span text:style-name="T4">osimage</text:span><text:span text:style-name="T15"> name.</text:span></text:p>
      <text:p text:style-name="P12"><text:span text:style-name="T15">Once the initial </text:span><text:span text:style-name="T4">osimage</text:span><text:span text:style-name="T15"> definition is created you can change it by using the </text:span><text:span text:style-name="T17">chdef</text:span><text:span text:style-name="T15"> command. <text:s/>For example, you may need to create additional NIM resources to use when installing the nodes, such as </text:span><text:span text:style-name="T4">script</text:span><text:span text:style-name="T15"> or </text:span><text:span text:style-name="T4">installp_bundle</text:span><text:span text:style-name="T15"> resources. <text:s/></text:span></text:p>
      <text:p text:style-name="P12"><text:span text:style-name="T15">To add an </text:span><text:span text:style-name="T4">installp_bundle</text:span><text:span text:style-name="T15"> resource to the </text:span><text:span text:style-name="T4">osimage</text:span><text:span text:style-name="T15"> definition created in the previous example you could run the </text:span><text:span text:style-name="T17">chdef</text:span><text:span text:style-name="T15"> command as follows.</text:span></text:p>
      <text:p text:style-name="P12"><text:span text:style-name="T15"><text:tab/></text:span><text:span text:style-name="T4">chdef -t osimage -o 610image installp_bundle=mybundlename </text:span></text:p>
      <text:p text:style-name="P21">The xCAT <text:span text:style-name="T4">osimage</text:span> definition can be listed using the <text:span text:style-name="T2">lsdef</text:span> command and removed using the <text:span text:style-name="T2">rmnimimage</text:span> command. <text:s/>See the man pages for details.</text:p>
      <text:p text:style-name="P21">In some cases you may also want to modify the contents of the NIM resources. For example, you may want to change the <text:span text:style-name="T4">bosinst_data</text:span> file or add to the <text:span text:style-name="T4">resolv_conf</text:span> file etc. <text:s/>For details concerning the NIM resources refer to the NIM documentation.</text:p>
      <text:p text:style-name="P21">You can list NIM resource definitions using the AIX <text:span text:style-name="T2">lsnim</text:span> command. For example, if the name of your SPOT resource is "<text:span text:style-name="T4">610image</text:span>" then you could get the details by running: <text:s text:c="2"/></text:p>
      <text:p text:style-name="P21"><text:tab/><text:span text:style-name="T11">lsnim -l 610image</text:span></text:p>
      <text:p text:style-name="P21">To see the actual contents of a NIM resource use "<text:span text:style-name="T4">nim -o showres &lt;resource name&gt;</text:span>". <text:s/>For example, to get a list of the software installed in your SPOT you could run:</text:p>
      <text:p text:style-name="P21"><text:s text:c="8"/><text:tab/><text:span text:style-name="T10">nim -o showres <text:s/>610image</text:span></text:p>
      <text:p text:style-name="P20"><text:soft-page-break/><text:span text:style-name="T2">Note</text:span>: <text:s/>The <text:span text:style-name="T2">mknimimage</text:span> command will take care of the NIM master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Add SSH and requisite software (optional)</text:h>
      <text:p text:style-name="Text_20_body">If you wish to use SSH as you remote shell then the SSH and it's prerequisite software must be installed on the nodes. <text:s/></text:p>
      <text:p text:style-name="Text_20_body">You will need the <text:span text:style-name="T7">openssl</text:span> and <text:span text:style-name="T4">openssh</text:span> software that was installed on the management node as well as several additional packages that are available in the dep-aix-&lt;version&gt;.tar.gz tar file.</text:p>
      <text:p text:style-name="Text_20_body">The required software must be copied to the NIM lpp_source that is being used for this OS image. <text:s/>The easiest way to do this is to use the “nim -o update” command.</text:p>
      <text:p text:style-name="Text_20_body">For example, assume all the required software has been copied and unwrapped in the /tmp/images directory. <text:s/></text:p>
      <text:p text:style-name="Text_20_body">To add all the packages to our <text:s/>lpp_source resource, you can run the following:</text:p>
      <text:p text:style-name="Text_20_body"><text:tab/><text:span text:style-name="T11">nim -o update -a packages=all -a source=/tmp/images <text:s/>610image_lpp_source</text:span></text:p>
      <text:p text:style-name="P53">The NIM command will find the correct directories and update the lpp_source resource.</text:p>
      <text:p text:style-name="P53">To get this additional software installed we need a way to tell NIM to include it. <text:s/>To facilitate this, xCAT provides two AIX installp bundle files. <text:s text:c="2"/>The files are included in the <text:s/>core-aix-&lt;version&gt;.tar.gz file.</text:p>
      <text:p text:style-name="P53">To use the bundle files you need to define them as NIM resources and add them to the xCAT <text:span text:style-name="T4">osimage</text:span> definition.</text:p>
      <text:p text:style-name="Text_20_body">Copy the bundle files ( <text:span text:style-name="T45">xCATaixSSL.bnd and xCATaixSSH.bnd) to a location where they can be defined as a NIM resource, for example “/install/nim/installp_bundle”.</text:span></text:p>
      <text:p text:style-name="P56">To define the NIM resources you can run the following commands.<text:tab/></text:p>
      <text:p text:style-name="P38">nim -o define -t installp_bundle -a server=master -a location= <text:tab/>/install/nim/installp_bundle/xCATaixSSL.bnd <text:s/>xCATaixSSL</text:p>
      <text:p text:style-name="P38">nim -o define -t installp_bundle -a server=master -a location= <text:tab/>/install/nim/installp_bundle/xCATaixSSH.bnd <text:s/>xCATaixSSH</text:p>
      <text:p text:style-name="P18">To add these bundle resources to your xCAT osimage definition run:</text:p>
      <text:p text:style-name="P15"><text:span text:style-name="T45"><text:tab/></text:span><text:span text:style-name="T46">chdef -t osimage -o <text:s/></text:span><text:span text:style-name="T47">610SNimage <text:tab/><text:tab/><text:tab/><text:tab/><text:tab/><text:tab/><text:tab/><text:tab/>installp_bundle=”</text:span><text:span text:style-name="T46">xCATaixSSL,xCATaixSSH”</text:span></text:p>
      <text:p text:style-name="P18"><text:span text:style-name="T2">Note:</text:span> <text:s/><text:span text:style-name="T2">Make sure the <text:s/>xCATaixSSL comes first!</text:span> <text:s/>There is a temporary issue with the AIX openssh installp package that requires that it be done in a separate bundle file that comes after the <text:s/>xCATaixSSL bundle (which contains the openssl dependency.).</text:p>
      <text:p text:style-name="P18"><text:soft-page-break/>These bundle files will be included in the underlying NIM commands that are called and NIM will include this additional software when installing the nodes.</text:p>
      <text:h text:style-name="P49" text:outline-level="2">Define xCAT networks</text:h>
      <text:p text:style-name="P12">Create an xCAT network definition for each network that contains cluster nodes. <text:s/>You will need a name for the network and values for the following attributes.</text:p>
      <text:p text:style-name="P3"><text:tab/><text:span text:style-name="T2">net</text:span> <text:s text:c="11"/>The network address.</text:p>
      <text:p text:style-name="P3"><text:tab/><text:span text:style-name="T2">mask</text:span> <text:s text:c="7"/>The network mask.</text:p>
      <text:p text:style-name="P3"><text:tab/><text:span text:style-name="T2">gateway</text:span> <text:s text:c="3"/>The network gateway.</text:p>
      <text:p text:style-name="P32"/>
      <text:p text:style-name="P3">In our example we will assume that all the cluster node management interfaces and the xCAT management node interface are on the same network. You can use the xCAT <text:span text:style-name="T2">mkdef</text:span> command to define the network. </text:p>
      <text:p text:style-name="P3"/>
      <text:p text:style-name="P3">For example:</text:p>
      <text:p text:style-name="P3"/>
      <text:p text:style-name="P3"><text:tab/><text:span text:style-name="T11">mkdef -t network -o net1 net=9.114.113.224 mask=255.255.255.224 <text:tab/><text:tab/><text:tab/><text:tab/>gateway=9.114.113.254</text:span></text:p>
      <text:p text:style-name="P33"/>
      <text:list text:style-name="WW8Num18" text:continue-numbering="true">
        <text:list-item>
          <text:list text:continue-numbering="true">
            <text:list-header>
              <text:p text:style-name="P73"><text:span text:style-name="T2">Note</text:span>: <text:s/>The xCAT definition should <text:s/>correspond to the NIM network definition. <text:s/>If multiple cluster subnets are needed then you will need an xCAT and NIM network definition for each one. <text:s/></text:p>
            </text:list-header>
          </text:list>
        </text:list-item>
      </text:list>
      <text:h text:style-name="Heading_20_2" text:outline-level="2">Create additional NIM network definitions (optional) <text:s/></text:h>
      <text:p text:style-name="P29">For the processs described in this document we are assuming that the xCAT management node and the LPARs are all on the same network. <text:s/></text:p>
      <text:p text:style-name="P24">However, depending on your specific situation, you may need to create additional NIM network and route definitions. </text:p>
      <text:p text:style-name="P24">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24">The following is an example of how to define a new NIM network using the NIM command line interface. <text:s/></text:p>
      <text:p text:style-name="P25">Step 1</text:p>
      <text:p text:style-name="P24">Create a NIM network definition. <text:s/>Assume the NIM name for the new network is “clstr_net”, the network address is “10.0.0.0”, the network mask is “255.0.0.0”, and the default gateway is “10.0.0.247”.</text:p>
      <text:p text:style-name="P44">nim -o define -t ent -a net_addr=10.0.0.0 -a snm=255.0.0.0 -a <text:tab/>routing1='default 10.0.0.247' clstr_net</text:p>
      <text:p text:style-name="P25">Step 2</text:p>
      <text:p text:style-name="P24"><text:soft-page-break/>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26"><text:tab/>nim -o change -a if2='clstr_net xcataixmn 0' -a cable_type2=N/A master</text:p>
      <text:p text:style-name="P27">Step 3</text:p>
      <text:p text:style-name="P28">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his command will set the route from “master_net” to “clstr_net” to be “ 10.0.0.241” <text:s/>and it will set the route from “clstr_net” to “master_net” to be “8.124.37.24”.</text:p>
      <text:p text:style-name="P26"><text:tab/>nim -o change -a routing2='master_net 10.0.0.241 8.124.37.24' <text:tab/><text:tab/><text:tab/>clstr_net</text:p>
      <text:p text:style-name="P25">Step 4</text:p>
      <text:p text:style-name="P53">Verify the definitions by running the following commands.</text:p>
      <text:p text:style-name="P37">lsnim -l master</text:p>
      <text:p text:style-name="P37">lsnim -l master_net</text:p>
      <text:p text:style-name="P37">lsnim -l clstr_net</text:p>
      <text:p text:style-name="P29"/>
      <text:p text:style-name="P29">See the NIM documentation for details on creating additional network and route definitions.<text:span text:style-name="T35"> <text:s/>(</text:span><text:span text:style-name="HTML_20_Cite"><text:span text:style-name="T38">IBM AIX Installation Guide and Reference</text:span></text:span><text:span text:style-name="T35">. </text:span><text:a xlink:type="simple" xlink:href="http://www-03.ibm.com/servers/aix/library/index.html"><text:span text:style-name="nobr"><text:span text:style-name="T35">http://www-03.ibm.com/servers/aix/library/index.html</text:span></text:span></text:a><text:span text:style-name="T35">)</text:span></text:p>
      <text:h text:style-name="Heading_20_2" text:outline-level="2">Define the HMC as an xCAT node</text:h>
      <text:p text:style-name="P19">The xCAT hardware control support requires that the hardware control point for the nodes also be defined as a cluster node.</text:p>
      <text:p text:style-name="P19">The following command will create an xCAT node definition for an HMC with a host name of “<text:span text:style-name="T3">hmc01</text:span>”. <text:s text:c="3"/>The <text:span text:style-name="T3">groups, nodetype, mgt, username</text:span>, and <text:span text:style-name="T3">password</text:span> attributes must be set.</text:p>
      <text:p text:style-name="P42">mkdef –t node –o hmc01 groups=”all” <text:s/>nodetype=hmc <text:s/>mgt=hmc <text:s/><text:tab/>username=hscroot <text:s/>password=abc123</text:p>
      <text:h text:style-name="Heading_20_2" text:outline-level="2">Discover the LPARs managed by the HMC</text:h>
      <text:p text:style-name="Standard"/>
      <text:p text:style-name="P19">This step assumes that the partitions are already created using the standard HMC interfaces. </text:p>
      <text:p text:style-name="P19">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text:soft-page-break/>“-z” option to create a stanza file that contains the information gathered by <text:span text:style-name="T1">rscan</text:span> as well as some default values that could be used for the node definitions.</text:p>
      <text:p text:style-name="P19">To write the stanza format output of <text:span text:style-name="T1">rscan</text:span> to a file called “<text:span text:style-name="T3">mystanzafile”</text:span> run the following command.</text:p>
      <text:p text:style-name="P19"><text:tab/><text:span text:style-name="T6">rscan –z hmc01 &gt; mystanzafile</text:span></text:p>
      <text:p text:style-name="P19">This file can then be checked and modified as needed. <text:s/>For example you may need to add a different name for the node definition or add additional attributes and values.</text:p>
      <text:p text:style-name="P19"><text:span text:style-name="T1">Note</text:span>: The stanza file will contain stanzas for things other than the LPARs. <text:s/>This information must also be defined in the xCAT database. <text:s/>It is not necessary to modify the non-LPAR stanzas in any way.</text:p>
      <text:p text:style-name="P19">The updated stanza file might look something like the following. <text:s/><text:span text:style-name="T14"><text:s/></text:span></text:p>
      <text:p text:style-name="P39"><text:span text:style-name="T33">Server-9117-MMA-SN10F6F3D</text:span><text:span text:style-name="T34">:</text:span></text:p>
      <text:p text:style-name="P40"><text:s text:c="8"/>objtype=node</text:p>
      <text:p text:style-name="P40"><text:s text:c="8"/>nodetype=fsp</text:p>
      <text:p text:style-name="P39"><text:span text:style-name="T34"><text:s text:c="8"/></text:span><text:span text:style-name="T33">id=5</text:span></text:p>
      <text:p text:style-name="P41"><text:s text:c="8"/>model=9118-575</text:p>
      <text:p text:style-name="P41"><text:s text:c="8"/>serial=02013EB</text:p>
      <text:p text:style-name="P41"><text:s text:c="8"/>hcp=hmc01</text:p>
      <text:p text:style-name="P41"><text:s text:c="8"/>pprofile=</text:p>
      <text:p text:style-name="P41"><text:s text:c="8"/>parent=Server-9458-10099201WM_A</text:p>
      <text:p text:style-name="P41"><text:s text:c="8"/>groups=fsp,all</text:p>
      <text:p text:style-name="P41"><text:s text:c="8"/>mgt=hmc</text:p>
      <text:p text:style-name="P41"/>
      <text:p text:style-name="P41">node01:</text:p>
      <text:p text:style-name="P41"><text:s text:c="8"/>objtype=node</text:p>
      <text:p text:style-name="P41"><text:s text:c="8"/>nodetype=lpar,osi</text:p>
      <text:p text:style-name="P39"><text:span text:style-name="T33"><text:s text:c="8"/></text:span><text:span text:style-name="T34">id=9</text:span></text:p>
      <text:p text:style-name="P41"><text:s text:c="8"/>hcp=hmc01</text:p>
      <text:p text:style-name="P41"><text:s text:c="8"/>pprofile=lpar9</text:p>
      <text:p text:style-name="P41"><text:s text:c="8"/>parent=Server-9117-MMA-SN10F6F3D</text:p>
      <text:p text:style-name="P41"><text:s text:c="8"/>groups=all</text:p>
      <text:p text:style-name="P39"><text:span text:style-name="T33"><text:s text:c="8"/></text:span><text:span text:style-name="T34">mgt=hmc</text:span></text:p>
      <text:p text:style-name="P40"/>
      <text:p text:style-name="P40">node02:</text:p>
      <text:p text:style-name="P40"><text:s text:c="8"/>objtype=node</text:p>
      <text:p text:style-name="P40"><text:s text:c="8"/>nodetype=lpar,osi</text:p>
      <text:p text:style-name="P39"><text:span text:style-name="T34"><text:s text:c="8"/></text:span><text:span text:style-name="T33">id=7</text:span></text:p>
      <text:p text:style-name="P41"><text:s text:c="8"/>hcp=hmc01</text:p>
      <text:p text:style-name="P41"><text:s text:c="8"/>pprofile=lpar6</text:p>
      <text:p text:style-name="P41"><text:s text:c="8"/>parent=Server-9117-MMA-SN10F6F3D</text:p>
      <text:p text:style-name="P41"><text:s text:c="8"/>groups=all</text:p>
      <text:p text:style-name="P41"><text:s text:c="8"/>mgt=hmc</text:p>
      <text:p text:style-name="P30"/>
      <text:p text:style-name="P19"><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P52" text:outline-level="2"><text:soft-page-break/>Define xCAT cluster nodes</text:h>
      <text:list text:style-name="WW8Num2">
        <text:list-header>
          <text:p text:style-name="P47">The information gathered by the <text:span text:style-name="T1">rscan </text:span>command can be used to create xCAT node definitions.</text:p>
          <text:p text:style-name="P47"/>
          <text:p text:style-name="P47">Since we have put all the node information in a stanza file we can now pass the contents of the file to the <text:span text:style-name="T1">mkdef</text:span> command to add the definitions to the database.</text:p>
          <text:p text:style-name="P47"/>
          <text:p text:style-name="P47"><text:tab/><text:span text:style-name="T12">cat mystanzafile | mkdef –z</text:span></text:p>
        </text:list-header>
      </text:list>
      <text:p text:style-name="P9">You can use the xCAT <text:span text:style-name="T2">lsdef</text:span> command to check the definitions (ex. “<text:span text:style-name="T3">lsdef –l node01</text:span>”). <text:s text:c="2"/>After the node has been defined you can use the <text:span text:style-name="T1">chdef</text:span> command to make any additional updates to the definitions, if needed.</text:p>
      <text:h text:style-name="P52" text:outline-level="2">Define xCAT groups (optional)</text:h>
      <text:list text:style-name="WW8Num2" text:continue-numbering="true">
        <text:list-header>
          <text:p text:style-name="P47"/>
          <text:p text:style-name="P47">There are two basic ways to create xCAT node groups. <text:s text:c="2"/>You can either set the “groups” attribute of the node definition or you can create a group directly. <text:s/></text:p>
        </text:list-header>
      </text:list>
      <text:p text:style-name="P102"/>
      <text:p text:style-name="P102">You can set the “groups” attribute of the node definition when you are defining the node with the <text:span text:style-name="T2">mkdef</text:span> command or you can modify the attribute later using the <text:span text:style-name="T2">chdef</text:span> command. <text:s/>For example, <text:s/>if you want a set of nodes to be added to the group “<text:span text:style-name="T4">aixnodes</text:span>” you could run <text:span text:style-name="T2">chdef</text:span> as follows.</text:p>
      <text:list text:style-name="WW8Num2" text:continue-numbering="true">
        <text:list-header>
          <text:p text:style-name="P47"/>
        </text:list-header>
      </text:list>
      <text:p text:style-name="P12"><text:tab/><text:span text:style-name="T9">chdef –t node -p –o node01,node02,node03 groups=aixnodes </text:span></text:p>
      <text:p text:style-name="P12">The “-p” (plus) option specifies that “<text:span text:style-name="T4">aixnodes</text:span>” be added to any existing value for the “groups” attribute.</text:p>
      <text:list text:style-name="WW8Num2" text:continue-numbering="true">
        <text:list-header>
          <text:p text:style-name="P47">The second option would be to create a new group definition directly using the <text:span text:style-name="T1">mkdef</text:span> command as follows.</text:p>
          <text:p text:style-name="P47"/>
        </text:list-header>
      </text:list>
      <text:p text:style-name="P12"><text:tab/><text:span text:style-name="T9">mkdef –t group –o aixnodes members=”node01,node02,node03”</text:span></text:p>
      <text:p text:style-name="P13">These two options will result in exactly the same definitions and attribute values being created in the xCAT database.</text:p>
      <text:h text:style-name="Heading_20_2" text:outline-level="2"><text:span text:style-name="_20_Char"><text:s/></text:span><text:span text:style-name="_20_Char"><text:span text:style-name="T28">Set up customization scripts (optional)</text:span></text:span></text:h>
      <text:p text:style-name="Standard"><text:span text:style-name="_20_Char"><text:span text:style-name="T25"/></text:span></text:p>
      <text:p text:style-name="P29"><text:span text:style-name="_20_Char"><text:span text:style-name="T19">xCAT supports the running of customization scripts on the nodes when they are installed. <text:s text:c="2"/></text:span></text:span></text:p>
      <text:p text:style-name="P29"><text:span text:style-name="_20_Char"><text:span text:style-name="T19">This support includes:</text:span></text:span></text:p>
      <text:list text:style-name="L1">
        <text:list-item>
          <text:p text:style-name="P66"><text:span text:style-name="_20_Char"><text:span text:style-name="T19">The running of a set of default customization scripts that are required by xCAT.</text:span></text:span></text:p>
          <text:p text:style-name="P101"><text:span text:style-name="_20_Char"><text:span text:style-name="T19">You can see what scripts xCAT will run by default by looking at the “xcatdefaults” entry in the xCAT “postscripts” database table. ( I.e. Run “tabdump postscripts”.). <text:s/>You can change the default setting by using the </text:span></text:span><text:soft-page-break/><text:span text:style-name="_20_Char"><text:span text:style-name="T19">xCAT </text:span></text:span><text:span text:style-name="_20_Char"><text:span text:style-name="T20">chtab</text:span></text:span><text:span text:style-name="_20_Char"><text:span text:style-name="T19"> or </text:span></text:span><text:span text:style-name="_20_Char"><text:span text:style-name="T20">tabedit</text:span></text:span><text:span text:style-name="_20_Char"><text:span text:style-name="T19"> command. The scripts are contained in the /install/postscripts directory on the xCAT management node.</text:span></text:span></text:p>
        </text:list-item>
        <text:list-item>
          <text:p text:style-name="P66"><text:span text:style-name="_20_Char"><text:span text:style-name="T19">The optional running of customization scripts provided by xCAT.</text:span></text:span></text:p>
          <text:p text:style-name="P66"><text:span text:style-name="_20_Char"><text:span text:style-name="T19">There is a set of xCAT customization scripts provided in the /install/postscripts directory that can be used to perform optional tasks such as additional adapter configuration. <text:s/></text:span></text:span></text:p>
        </text:list-item>
        <text:list-item>
          <text:p text:style-name="P66"><text:span text:style-name="_20_Char"><text:span text:style-name="T19">The optional running of user-provided customization scripts.</text:span></text:span></text:p>
        </text:list-item>
      </text:list>
      <text:p text:style-name="P29"><text:span text:style-name="_20_Char"><text:span text:style-name="T19"><text:tab/>To have your script run on the nodes:</text:span></text:span></text:p>
      <text:list text:style-name="L2">
        <text:list-item>
          <text:p text:style-name="P70"><text:span text:style-name="_20_Char"><text:span text:style-name="T19">Put a copy of your script in /install/postscripts on the xCAT management node. <text:s/>(Make sure it is executable.)</text:span></text:span></text:p>
        </text:list-item>
        <text:list-item>
          <text:p text:style-name="P70"><text:span text:style-name="_20_Char"><text:span text:style-name="T19">Set the “postscripts” attribute of the node definition to include the comma separated list of the scripts that you want to be executed on the nodes. </text:span></text:span><text:span text:style-name="_20_Char"><text:span text:style-name="T23">The order of the scripts in the list determines the order in </text:span></text:span><text:span text:style-name="_20_Char"><text:span text:style-name="T23">which they will be run. </text:span></text:span><text:span text:style-name="_20_Char"><text:span text:style-name="T19">For example, if you want to have your two scripts called “foo” and “bar” run on node “node01” you could use the </text:span></text:span><text:span text:style-name="_20_Char"><text:span text:style-name="T20">chdef</text:span></text:span><text:span text:style-name="_20_Char"><text:span text:style-name="T19"> command as follows.</text:span></text:span></text:p>
        </text:list-item>
      </text:list>
      <text:p text:style-name="P45"><text:span text:style-name="_20_Char"><text:span text:style-name="T19"><text:tab/><text:tab/></text:span></text:span><text:span text:style-name="_20_Char"><text:span text:style-name="T22">chdef -t node -o node01 -p postscripts=foo,bar</text:span></text:span></text:p>
      <text:p text:style-name="P45"><text:span text:style-name="_20_Char"><text:span text:style-name="T23"><text:tab/>(The “-p” means to add these to whatever is already set.)</text:span></text:span></text:p>
      <text:p text:style-name="P29"><text:span text:style-name="_20_Char"><text:span text:style-name="T24">Note: </text:span></text:span><text:span text:style-name="_20_Char"><text:span text:style-name="T25">The customization scripts are run during the boot process (out of /etc/inittab).</text:span></text:span></text:p>
      <text:h text:style-name="Heading_20_3" text:outline-level="3"><text:span text:style-name="_20_Char"><text:span text:style-name="T24"><text:s text:c="2"/>Add NTP setup script (optional)</text:span></text:span></text:h>
      <text:p text:style-name="P2"/>
      <text:p text:style-name="P58">To have xCAT automatically set up ntp on the cluster nodes you must add the <text:span text:style-name="T2">setupntp</text:span> script to the list of postscripts that are run on the nodes. <text:s text:c="2"/></text:p>
      <text:p text:style-name="P58">To do this you can either modify the “postscripts” attribute for each node individually or you can just modify the definition of a group that all the nodes belong to.</text:p>
      <text:p text:style-name="P58">For example, if all your nodes belong to the group “compute” then you could add <text:span text:style-name="T2">setupntp</text:span> to the group definition by running the following command.</text:p>
      <text:p text:style-name="P60"><text:tab/>chdef -p -t group -o compute postscripts=setupntp</text:p>
      <text:p text:style-name="P57"><text:span text:style-name="_20_Char"><text:span text:style-name="T25"/></text:span></text:p>
      <text:h text:style-name="Heading_20_3" text:outline-level="3"><text:span text:style-name="_20_Char"><text:span text:style-name="T25"><text:s/></text:span></text:span><text:span text:style-name="_20_Char"><text:span text:style-name="T32">Add secondary adapter configuration script</text:span></text:span></text:h>
      <text:p text:style-name="Standard"><text:span text:style-name="_20_Char"><text:span text:style-name="T29"/></text:span></text:p>
      <text:p text:style-name="Standard"><text:span text:style-name="_20_Char"><text:span text:style-name="T29">It is possible to have additional adapter interfaces automatically configured when the nodes are booted. <text:s text:c="2"/>XCAT provides sample configuration scripts for both Ethernet and IB adapters. <text:s text:c="2"/>These scripts can be used as-is or they can be modified to suit you particular environment. <text:s text:c="2"/>The Ethernet sample is /install/postscript/configeth. <text:s/>When you have the configuration script that you want you can add it to the “postscripts” attribute as mentioned above. <text:s/>Make sure your script is in the /install/postscripts directory and that it is executable.</text:span></text:span></text:p>
      <text:p text:style-name="Standard"><text:soft-page-break/><text:span text:style-name="_20_Char"><text:span text:style-name="T29"/></text:span></text:p>
      <text:p text:style-name="P7"><text:span text:style-name="_20_Char"><text:span text:style-name="T29">If you wish to configure IB interfaces please refer to: “</text:span></text:span><text:span text:style-name="_20_Char"><text:span text:style-name="T30">xCAT 2 InfiniBand Support</text:span></text:span><text:span text:style-name="_20_Char"><text:span text:style-name="T31">” </text:span></text:span><text:a xlink:type="simple" xlink:href="https://xcat.svn.sourceforge.net/svnroot/xcat/xcat-core/trunk/xCAT-client/share/doc/xCAT2IBsupport.odt"><text:span text:style-name="_20_Char"><text:span text:style-name="T43">https://xcat.svn.sourceforge.net/svnroot/xcat/xcat-core/trunk/xCAT-client/share/doc/xCAT2IBsupport.odt</text:span></text:span></text:a><text:span text:style-name="_20_Char"><text:span text:style-name="T31"> </text:span></text:span></text:p>
      <text:h text:style-name="Heading_20_2" text:outline-level="2">Gather MAC information for the install adapters.</text:h>
      <text:p text:style-name="P9">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3">If there are multiple adapters the first one will be written to the database</text:span>. <text:s/></text:p>
      <text:p text:style-name="P9">The command can also be used to do a ping test on the adapter interfaces to determine which ones could be used to perform the network boot. <text:s/>I<text:span text:style-name="T13">n this case the </text:span><text:span text:style-name="T13">first adapter that can be successfully used to ping the server will be written to the database.</text:span></text:p>
      <text:p text:style-name="P9">Before running <text:span text:style-name="T2">getmacs</text:span> you must first run the <text:span text:style-name="T2">makeconservercf </text:span><text:span text:style-name="T42">command</text:span>. <text:s/>You need to run <text:span text:style-name="T2">makeconservercf</text:span> any time you add new nodes to the cluster.</text:p>
      <text:p text:style-name="P9"><text:tab/> <text:span text:style-name="T5">makeconservercf</text:span></text:p>
      <text:p text:style-name="P9">Shut down all the nodes that you will be querying for MAC addresses.</text:p>
      <text:p text:style-name="P9"><text:tab/><text:span text:style-name="T5">rpower aixnodes off</text:span></text:p>
      <text:p text:style-name="P9">To retrieve the MAC address for all the nodes in the group “<text:span text:style-name="T4">aixnodes</text:span>” and write the first adapter MAC to the xCAT database you could issue the following command.</text:p>
      <text:p text:style-name="P61"><text:tab/><text:span text:style-name="T6">getmacs aixnodes</text:span></text:p>
      <text:p text:style-name="P62">To display all adapter information but not write anything to the database.</text:p>
      <text:p text:style-name="P62"><text:tab/><text:span text:style-name="T4">getmacs -d <text:s/>aixnodes</text:span></text:p>
      <text:p text:style-name="P9">To retrieve the MAC address and do a ping test to determine which adapter MAC to use for the node you could issue the following command. <text:s/>(The ping operation may take a while to complete.)</text:p>
      <text:p text:style-name="P61"><text:tab/><text:span text:style-name="T7">getmacs -d aixnodes -S 10.14.0.2 -G 10.14.0.2 -C 10.14.0.4</text:span></text:p>
      <text:p text:style-name="P61">The output would be similar to the following.</text:p>
      <text:p text:style-name="P54"># Type <text:s text:c="2"/>Location Code <text:s text:c="2"/>MAC Address <text:s/>Full Path Name <text:s/>Ping Result <text:s/>Device Type</text:p>
      <text:p text:style-name="Text_20_body"><text:soft-page-break/><text:span text:style-name="T41">ent U9125.F2A.024C362-V6-C2-T1 fef9dfb7</text:span><text:span text:style-name="T27">c602 </text:span><text:a xlink:type="simple" xlink:href="/vdevice/l-lan@30000002"><text:span text:style-name="T21">/vdevice/l-lan@30000002</text:span></text:a><text:span text:style-name="T27"> <text:s/>successfu</text:span><text:span text:style-name="T26">l</text:span><text:span text:style-name="T41"> virtual</text:span></text:p>
      <text:p text:style-name="P54">ent U9125.F2A.024C362-V6-C3-T1 fef9dfb7c603 /vdevice/l-lan@30000003 unsuccessful virtual</text:p>
      <text:p text:style-name="P55">From this result you can see that “ <text:span text:style-name="T41">fef9dfb7c602</text:span><text:span text:style-name="T40">” should be used for this nodes MAC address.</text:span></text:p>
      <text:p text:style-name="Text_20_body">For more information on using the <text:span text:style-name="T2">getmacs</text:span> command see the man page.</text:p>
      <text:h text:style-name="P22" text:outline-level="2">Create NIM client &amp; group definitions</text:h>
      <text:p text:style-name="P4">You can use the xCAT <text:span text:style-name="T2">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4"/>
      <text:p text:style-name="P4">To create NIM machine definitions you could run the following command. <text:s/></text:p>
      <text:p text:style-name="P4"/>
      <text:p text:style-name="P51">xcat2nim -t node aixnodes</text:p>
      <text:p text:style-name="P50"/>
      <text:p text:style-name="P4">To create a NIM group definition called “<text:span text:style-name="T4">aixnodes</text:span>” you could run the following command.</text:p>
      <text:p text:style-name="P7"><text:line-break/><text:tab/><text:span text:style-name="T6">xcat2nim –t group –o aixnodes</text:span></text:p>
      <text:p text:style-name="P7"/>
      <text:p text:style-name="P7">To check the NIM definitions you could use the NIM <text:span text:style-name="T1">lsnim</text:span> command or the xCAT <text:span text:style-name="T1">xcat2nim</text:span> command. <text:s text:c="2"/>For example, the following command will display the NIM definitions of the nodes: <text:span text:style-name="T3">node01</text:span>, <text:span text:style-name="T3">node02</text:span>, and <text:span text:style-name="T3">node03</text:span> (from data stored in the <text:span text:style-name="T13">NIM database</text:span>).</text:p>
      <text:p text:style-name="Text_20_body"/>
      <text:p text:style-name="P7"><text:span text:style-name="_20_Char"><text:tab/></text:span><text:span text:style-name="_20_Char"><text:span text:style-name="T3">xcat2nim -t node -l –o node01-node03</text:span></text:span></text:p>
      <text:h text:style-name="Heading_20_2" text:outline-level="2"><text:span text:style-name="_20_Char"><text:span text:style-name="T44">Initialize the AIX/NIM <text:s/>nodes</text:span></text:span></text:h>
      <text:p text:style-name="Standard"><text:span text:style-name="_20_Char"/></text:p>
      <text:p text:style-name="P7"><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4">osimage</text:span></text:span><text:span text:style-name="_20_Char"> definition and default values to run the appropriate NIM commands.</text:span> <text:s/></text:p>
      <text:p text:style-name="P7"/>
      <text:p text:style-name="P7"><text:span text:style-name="_20_Char">For example, to set up all the nodes in the group “</text:span><text:span text:style-name="_20_Char"><text:span text:style-name="T4">aixnodes</text:span></text:span><text:span text:style-name="_20_Char">” to install using the </text:span><text:span text:style-name="_20_Char"><text:span text:style-name="T4">osimage</text:span></text:span><text:span text:style-name="_20_Char"> named “</text:span><text:span text:style-name="_20_Char"><text:span text:style-name="T4">610image</text:span></text:span><text:span text:style-name="_20_Char">” you could issue the following command.</text:span></text:p>
      <text:p text:style-name="P7"><text:span text:style-name="_20_Char"/></text:p>
      <text:p text:style-name="P36">nimnodeset -i 610image aixnodes</text:p>
      <text:p text:style-name="P7">To verify that you have allocated all the NIM resources that you need you can run the “<text:span text:style-name="T1">lsnim –l</text:span>” command. <text:s/>For example, to check node “node01” you could run the following command.</text:p>
      <text:p text:style-name="P8"/>
      <text:p text:style-name="P34">lsnim -l node01</text:p>
      <text:p text:style-name="P14"><text:soft-page-break/><text:span text:style-name="_20_Char"><text:span text:style-name="T35">The </text:span></text:span><text:span text:style-name="_20_Char"><text:span text:style-name="T36">nimnodeset</text:span></text:span><text:span text:style-name="_20_Char"><text:span text:style-name="T35"> command </text:span></text:span><text:span text:style-name="T35">will also set the “</text:span><text:span text:style-name="T37">profile</text:span><text:span text:style-name="_20_Char"><text:span text:style-name="T35">” attribute in the xCAT node definitions to “</text:span></text:span><text:span text:style-name="_20_Char"><text:span text:style-name="T37">610image</text:span></text:span><text:span text:style-name="_20_Char"><text:span text:style-name="T35"> “. <text:s/>Once this attribute is set you can run the nimnodeset command without the “-i” option.</text:span></text:span></text:p>
      <text:h text:style-name="Heading_20_2" text:outline-level="2">Open a remote console (optional)</text:h>
      <text:p text:style-name="P12">You can open a remote console to monitor the boot progress using the xCAT <text:span text:style-name="T1">rcons</text:span> command. <text:s/>This command requires that you have <text:span text:style-name="T2">conserver</text:span> installed and configured. <text:s/></text:p>
      <text:p text:style-name="P17">If you wish to monitor a network installation you must run rcons before initiating a network boot.</text:p>
      <text:p text:style-name="P48"><text:tab/><text:tab/>To configure conserver run:</text:p>
      <text:p text:style-name="P35">makeconservercf <text:s text:c="3"/></text:p>
      <text:p text:style-name="P12">To start a console:</text:p>
      <text:p text:style-name="P35">rcons node01</text:p>
      <text:p text:style-name="P16">Note: <text:s/>You must always run makeconservercf after you define new cluster nodes.</text:p>
      <text:h text:style-name="Heading_20_2" text:outline-level="2">Initiate a network boot</text:h>
      <text:p text:style-name="P9">Ini<text:span text:style-name="T16">tiate a remote network boot request using the xCAT </text:span><text:span text:style-name="T18">rnetboot</text:span><text:span text:style-name="T16"> command. <text:s/>For example, to initiate a network boot of all nodes in the group “</text:span><text:span text:style-name="T8">aixnodes</text:span><text:span text:style-name="T16">” you could issue the following command.</text:span></text:p>
      <text:p text:style-name="P43">rnetboot <text:s/>aixnodes</text:p>
      <text:p text:style-name="P10"><text:span text:style-name="T2">Note</text:span>: If you receive timeout errors from the <text:span text:style-name="T2">rnetboot</text:span> command, you may need to increase the default 60-second timeout to a larger value by setting <text:span text:style-name="T4">ppctimeout</text:span> in the site table:</text:p>
      <text:p text:style-name="P11"><text:tab/>chdef -t site -o clustersite ppctimeout=180</text:p>
      <text:h text:style-name="Heading_20_2" text:outline-level="2">Verify the deployment</text:h>
      <text:list text:style-name="WW8Num33">
        <text:list-item text:start-value="1">
          <text:p text:style-name="P74">You can use the AIX <text:span text:style-name="kwd"><text:span text:style-name="T1">lsnim</text:span></text:span> command to see the state of the NIM installation for a particular node, by running the following command on the NIM master: </text:p>
          <text:p text:style-name="P76"><text:span text:style-name="T9">lsnim -l &lt;</text:span><text:span text:style-name="var"><text:span text:style-name="T9">clientname&gt;</text:span></text:span></text:p>
        </text:list-item>
        <text:list-item>
          <text:p text:style-name="P74">Retry and troubleshooting tips: </text:p>
        </text:list-item>
      </text:list>
      <text:list text:style-name="L3">
        <text:list-item>
          <text:p text:style-name="P77">For p6 lpars, it may be helpful to bring up the HMC web interface in a browser and watch the lpar status and reference codes as the node boots.</text:p>
        </text:list-item>
        <text:list-item>
          <text:p text:style-name="P77">Verify network connections</text:p>
        </text:list-item>
        <text:list-item>
          <text:p text:style-name="P77">If the <text:span text:style-name="T2">rnetboot</text:span> returns “unsuccessful” for a node, verify that bootp and tftp is configured and running properly.</text:p>
        </text:list-item>
        <text:list-item>
          <text:p text:style-name="P81">View /etc/bootptab to make sure an entry exists for the node.</text:p>
        </text:list-item>
        <text:list-item>
          <text:p text:style-name="P81"><text:soft-page-break/>Verify that the information in /tftpboot/&lt;node&gt;.info is correct.</text:p>
        </text:list-item>
        <text:list-item>
          <text:p text:style-name="P81">Stop and restart inetd:</text:p>
        </text:list-item>
      </text:list>
      <text:p text:style-name="P93">stopsrc -s inetd</text:p>
      <text:p text:style-name="P93">startsrc -s inetd</text:p>
      <text:list text:style-name="L4">
        <text:list-item>
          <text:p text:style-name="P99">Stop and restart tftp:</text:p>
        </text:list-item>
      </text:list>
      <text:p text:style-name="P93">stopsrc -s tftp</text:p>
      <text:p text:style-name="P93">startsrc -s tftp</text:p>
      <text:list text:style-name="L4">
        <text:list-item text:start-value="1">
          <text:p text:style-name="P99"/>
        </text:list-item>
      </text:list>
      <text:list text:style-name="L3">
        <text:list-item text:start-value="1">
          <text:p text:style-name="P77">Verify NFS is running properly and mounts can be performed with this NFS server:</text:p>
        </text:list-item>
        <text:list-item>
          <text:p text:style-name="P81">View /etc/exports for correct mount information. <text:s/></text:p>
        </text:list-item>
        <text:list-item>
          <text:p text:style-name="P81">Run the showmount and exportfs commands. </text:p>
        </text:list-item>
        <text:list-item>
          <text:p text:style-name="P81">Stop and restart the NFS and related daemons:</text:p>
        </text:list-item>
      </text:list>
      <text:p text:style-name="P97">stopsrc -g nfs</text:p>
      <text:p text:style-name="P97">startsrc -g nfs</text:p>
      <text:list text:style-name="L3">
        <text:list-item text:start-value="1">
          <text:p text:style-name="P87">Attempt to mount a filesystem from another system on the network.</text:p>
        </text:list-item>
      </text:list>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text:span text:style-name="T4">lpp_source</text:span> and <text:span text:style-name="T4">SPOT</text:span> resources are quite large.) There are xCAT commands that can be used to assist in this process.</text:p>
      <text:p text:style-name="P7"/>
      <text:h text:style-name="Heading_20_2" text:outline-level="2">Removing NIM machine definitions</text:h>
      <text:p text:style-name="P7">Use the xCAT <text:span text:style-name="T2">xcat2nim</text:span> command to remove all NIM machine definitions that were created for the specified xCAT nodes. <text:s text:c="2"/>This command <text:span text:style-name="T13">will not</text:span><text:span text:style-name="T39"> </text:span>remove the xCAT node definitions.</text:p>
      <text:p text:style-name="P7"/>
      <text:p text:style-name="P7">For example, to remove the NIM machine definition corresponding to the xCAT node named “node01” you could run the command as follows.</text:p>
      <text:p text:style-name="P7"/>
      <text:p text:style-name="P7"><text:tab/><text:span text:style-name="T4">xcat2nim -t node -r node01</text:span></text:p>
      <text:p text:style-name="P7"/>
      <text:p text:style-name="P7">The <text:span text:style-name="T2">xcat2nim</text:span> command is intended to make it easier to clean up NIM machine definitions that were created by xCAT. <text:s/>You can also use the AIX <text:span text:style-name="T2">nim</text:span> command directly. <text:s/>See the AIX/NIM documentation for details. </text:p>
      <text:p text:style-name="P31"/>
      <text:h text:style-name="Heading_20_2" text:outline-level="2">Removing NIM resources </text:h>
      <text:p text:style-name="Text_20_body">Use the xCAT <text:span text:style-name="T2">rmnimimage</text:span> command to remove all the NIM resources associated with a given xCAT <text:span text:style-name="T4">osimage</text:span> definition. <text:s text:c="2"/>The command will only remove a NIM resource if it is not allocated to a node. <text:s/>You should always clean up the NIM node <text:soft-page-break/>definitions before attempting to remove the NIM resources. <text:s/>The command <text:span text:style-name="T13">will also remove</text:span> the xCAT <text:span text:style-name="T4">osimage</text:span> definition that is specified on the command line.</text:p>
      <text:p text:style-name="Text_20_body">For example, to remove the “610image” <text:span text:style-name="T4">osimage</text:span> definition along with all the associated NIM resources run the following command.</text:p>
      <text:p text:style-name="Text_20_body"><text:tab/><text:span text:style-name="T4">rmnimimage 610image</text:span></text:p>
      <text:p text:style-name="P7">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 - Installing AIX standalone nodes (rte)</dc:title>
    <meta:initial-creator>IBM_USER</meta:initial-creator>
    <meta:creation-date>2008-02-27T15:09:00</meta:creation-date>
    <dc:date>2009-04-28T13:59:41</dc:date>
    <meta:print-date>2008-06-30T12:21:55</meta:print-date>
    <meta:editing-cycles>247</meta:editing-cycles>
    <meta:editing-duration>P4DT13H28M15S</meta:editing-duration>
    <meta:user-defined meta:name="Info 1"/>
    <meta:user-defined meta:name="Info 2"/>
    <meta:user-defined meta:name="Info 3"/>
    <meta:user-defined meta:name="Info 4"/>
    <meta:document-statistic meta:table-count="0" meta:image-count="0" meta:object-count="0" meta:page-count="14" meta:paragraph-count="272" meta:word-count="4319" meta:character-count="25887"/>
  </office:meta>
</office:document-meta>
</file>